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in" fo:margin-left="-0.075in" table:align="left" style:writing-mode="lr-tb"/>
    </style:style>
    <style:style style:name="Table1.A" style:family="table-column">
      <style:table-column-properties style:column-width="3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25in" table:align="margins" style:writing-mode="lr-tb"/>
    </style:style>
    <style:style style:name="Table2.A" style:family="table-column">
      <style:table-column-properties style:column-width="3.125in" style:rel-column-width="32767*"/>
    </style:style>
    <style:style style:name="Table2.B" style:family="table-column">
      <style:table-column-properties style:column-width="3.125in" style:rel-column-width="32768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 fo:orphans="0" fo:widows="0"/>
      <style:text-properties officeooo:rsid="00126d56" officeooo:paragraph-rsid="00126d56"/>
    </style:style>
    <style:style style:name="P4" style:family="paragraph" style:parent-style-name="Standard">
      <style:paragraph-properties fo:orphans="0" fo:widows="0" style:snap-to-layout-grid="false"/>
      <style:text-properties style:use-window-font-color="true" loext:opacity="0%" style:font-name="Times New Roman" fo:font-size="12pt" fo:language="en" fo:country="US" officeooo:rsid="00126d56" officeooo:paragraph-rsid="00126d56" style:font-name-asian="Times New Roman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orphans="0" fo:widows="0"/>
      <style:text-properties style:use-window-font-color="true" loext:opacity="0%" style:font-name="Times New Roman" fo:font-size="12pt" fo:language="en" fo:country="US" officeooo:rsid="00126d56" officeooo:paragraph-rsid="00126d56" style:font-name-asian="Times New Roman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text-properties style:use-window-font-color="true" loext:opacity="0%" style:font-name="Times New Roman" fo:font-size="12pt" fo:language="en" fo:country="US" officeooo:rsid="00148f87" officeooo:paragraph-rsid="00148f87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139d0b"/>
    </style:style>
    <style:style style:name="P8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148f87"/>
    </style:style>
    <style:style style:name="P9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139d0b" fo:background-color="#ffff00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Name" style:master-page-name="Standard">
      <style:paragraph-properties style:page-number="auto"/>
      <style:text-properties fo:font-variant="small-caps" style:use-window-font-color="true" loext:opacity="0%" style:font-name="Times New Roman" fo:font-size="20pt" fo:language="en" fo:country="US" fo:font-weight="bold" officeooo:rsid="00126d56" officeooo:paragraph-rsid="00126d56" style:font-name-asian="Times New Roman" style:font-size-asian="20pt" style:font-weight-asian="bold" style:font-name-complex="Times New Roman" style:font-size-complex="12pt" style:language-complex="ar" style:country-complex="SA"/>
    </style:style>
    <style:style style:name="P12" style:family="paragraph" style:parent-style-name="Heading_20_1">
      <style:text-properties fo:font-variant="small-caps" style:use-window-font-color="true" loext:opacity="0%" style:font-name="Times New Roman" fo:font-size="12pt" fo:language="en" fo:country="US" fo:font-weight="bold" officeooo:rsid="00126d56" officeooo:paragraph-rsid="00126d56" style:letter-kerning="true" style:font-name-asian="Times New Roman" style:font-size-asian="12pt" style:font-weight-asian="bold" style:font-name-complex="Arial" style:font-size-complex="16pt" style:language-complex="ar" style:country-complex="SA" style:font-weight-complex="bold"/>
    </style:style>
    <style:style style:name="P13" style:family="paragraph" style:parent-style-name="Heading_20_1">
      <style:text-properties fo:font-variant="small-caps" style:use-window-font-color="true" loext:opacity="0%" style:font-name="Times New Roman" fo:font-size="12pt" fo:language="en" fo:country="US" fo:font-weight="bold" officeooo:rsid="00148f87" officeooo:paragraph-rsid="00148f87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" style:family="paragraph" style:parent-style-name="Standard">
      <style:text-properties style:use-window-font-color="true" loext:opacity="0%" style:font-name="Times New Roman" fo:font-size="12pt" fo:language="en" fo:country="US" officeooo:rsid="00126d56" officeooo:paragraph-rsid="00126d56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Standard" style:list-style-name="WW8Num2">
      <style:text-properties style:use-window-font-color="true" loext:opacity="0%" style:font-name="Times New Roman" fo:font-size="12pt" fo:language="en" fo:country="US" officeooo:rsid="00139d0b" officeooo:paragraph-rsid="00139d0b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Standard" style:list-style-name="WW8Num2">
      <style:text-properties style:use-window-font-color="true" loext:opacity="0%" style:font-name="Times New Roman" fo:font-size="12pt" fo:language="en" fo:country="US" officeooo:rsid="00148f87" officeooo:paragraph-rsid="00148f87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Standard" style:list-style-name="WW8Num5">
      <style:text-properties style:use-window-font-color="true" loext:opacity="0%" style:font-name="Times New Roman" fo:font-size="12pt" fo:language="en" fo:country="US" officeooo:rsid="00148f87" officeooo:paragraph-rsid="00148f87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Standard">
      <style:text-properties style:use-window-font-color="true" loext:opacity="0%" style:font-name="Times New Roman" fo:font-size="12pt" fo:language="en" fo:country="US" officeooo:rsid="00148f87" officeooo:paragraph-rsid="00148f87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style:use-window-font-color="true" loext:opacity="0%" style:font-name="Times New Roman" fo:font-size="12pt" fo:language="en" fo:country="US" fo:font-weight="bold" officeooo:rsid="00139d0b" officeooo:paragraph-rsid="00148f87" fo:background-color="#ffff0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20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style:use-window-font-color="true" loext:opacity="0%" style:font-name="Times New Roman" fo:font-size="12pt" fo:language="en" fo:country="US" fo:font-weight="bold" officeooo:rsid="00139d0b" officeooo:paragraph-rsid="00148f87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21" style:family="paragraph" style:parent-style-name="Standard" style:list-style-name="WW8Num2">
      <style:text-properties style:use-window-font-color="true" loext:opacity="0%" style:font-name="Times New Roman" fo:font-size="12pt" fo:language="en" fo:country="US" officeooo:rsid="00139d0b" officeooo:paragraph-rsid="00139d0b" fo:background-color="#ffff00" style:font-name-asian="Times New Roman" style:font-size-asian="12pt" style:font-name-complex="Times New Roman" style:font-size-complex="12pt" style:language-complex="ar" style:country-complex="SA"/>
    </style:style>
    <style:style style:name="P22" style:family="paragraph" style:parent-style-name="Standard" style:list-style-name="WW8Num6"/>
    <style:style style:name="P23" style:family="paragraph" style:parent-style-name="Standard" style:list-style-name="WW8Num6">
      <style:text-properties fo:language="en" fo:country="US" officeooo:rsid="00139d0b" officeooo:paragraph-rsid="00139d0b" style:language-complex="ar" style:country-complex="SA"/>
    </style:style>
    <style:style style:name="P24" style:family="paragraph" style:parent-style-name="Standard" style:list-style-name="WW8Num2">
      <style:text-properties officeooo:rsid="00148f87" officeooo:paragraph-rsid="00148f87"/>
    </style:style>
    <style:style style:name="P25" style:family="paragraph" style:parent-style-name="Standard" style:list-style-name="WW8Num5">
      <style:text-properties officeooo:rsid="00148f87" officeooo:paragraph-rsid="00148f87"/>
    </style:style>
    <style:style style:name="P26" style:family="paragraph" style:parent-style-name="Standard" style:list-style-name="WW8Num5"/>
    <style:style style:name="P27" style:family="paragraph" style:parent-style-name="Standard" style:list-style-name="WW8Num5">
      <style:text-properties officeooo:paragraph-rsid="00148f87"/>
    </style:style>
    <style:style style:name="P28" style:family="paragraph" style:parent-style-name="Standard">
      <style:text-properties fo:font-variant="small-caps" style:use-window-font-color="true" loext:opacity="0%" style:font-name="Times New Roman" fo:font-size="12pt" fo:language="en" fo:country="US" fo:font-weight="bold" officeooo:rsid="00148f87" officeooo:paragraph-rsid="00148f87" style:letter-kerning="tru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" style:family="text">
      <style:text-properties style:use-window-font-color="true" loext:opacity="0%" style:font-name="Times New Roman" fo:font-size="12pt" fo:language="en" fo:country="US" officeooo:rsid="00139d0b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loext:opacity="0%" style:font-name="Times New Roman" fo:font-size="12pt" fo:language="en" fo:country="US" officeooo:rsid="00148f87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loext:opacity="0%" style:font-name="Times New Roman" fo:font-size="12pt" fo:language="en" fo:country="US" officeooo:rsid="00174323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n" fo:country="US" fo:font-weight="bold" officeooo:rsid="00139d0b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n" fo:country="US" fo:font-weight="bold" officeooo:rsid="00148f87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7" style:family="text">
      <style:text-properties officeooo:rsid="00139d0b"/>
    </style:style>
    <style:style style:name="T8" style:family="text">
      <style:text-properties officeooo:rsid="00148f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amuel blais-Dowdy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608-515-2734</text:p>
            <text:p text:style-name="P5">samuel.blaisdowdy@protonmail.com</text:p>
          </table:table-cell>
          <table:table-cell table:style-name="Table1.A1" office:value-type="string">
            <text:p text:style-name="P3">5 Hawkweed Ln, apt 3</text:p>
            <text:p text:style-name="P3">Madison, Wisconsin, 53719</text:p>
          </table:table-cell>
        </table:table-row>
      </table:table>
      <text:p text:style-name="Standard"/>
      <text:h text:style-name="P12" text:outline-level="1">About</text:h>
      <text:p text:style-name="Standard"/>
      <text:p text:style-name="P14">DevOps Engineer with Linux, kubernetes, docker and Golang experience. I am currently investing a lot of my personal time to master gRPC, protobufs and microservices in Go.</text:p>
      <text:p text:style-name="Standard"/>
      <text:h text:style-name="Heading_20_1" text:outline-level="1">Skills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839713661" text:style-name="WW8Num6">
              <text:list-item>
                <text:p text:style-name="P22">Golang</text:p>
              </text:list-item>
              <text:list-item>
                <text:p text:style-name="P22">Python</text:p>
              </text:list-item>
              <text:list-item>
                <text:p text:style-name="P22">Linux</text:p>
              </text:list-item>
              <text:list-item>
                <text:p text:style-name="P22">gRPC</text:p>
              </text:list-item>
              <text:list-item>
                <text:p text:style-name="P22">Ansible</text:p>
              </text:list-item>
              <text:list-item>
                <text:p text:style-name="P22">Gitlab CI/CD</text:p>
              </text:list-item>
            </text:list>
          </table:table-cell>
          <table:table-cell table:style-name="Table2.A1" office:value-type="string">
            <text:list xml:id="list184536811176642" text:continue-numbering="true" text:style-name="WW8Num6">
              <text:list-item>
                <text:p text:style-name="P23">Kubernetes</text:p>
              </text:list-item>
              <text:list-item>
                <text:p text:style-name="P23">Docker</text:p>
              </text:list-item>
              <text:list-item>
                <text:p text:style-name="P23">Makefile</text:p>
              </text:list-item>
              <text:list-item>
                <text:p text:style-name="P23">Git</text:p>
              </text:list-item>
              <text:list-item>
                <text:p text:style-name="P23">Bash</text:p>
              </text:list-item>
              <text:list-item>
                <text:p text:style-name="P23">Cybersecurity</text:p>
              </text:list-item>
            </text:list>
          </table:table-cell>
        </table:table-row>
      </table:table>
      <text:p text:style-name="Standard"/>
      <text:h text:style-name="Heading_20_1" text:outline-level="1">Experience</text:h>
      <text:p text:style-name="Standard"/>
      <text:p text:style-name="P9"><text:span text:style-name="T5">DevOps Engineer (Current)</text:span><text:tab/><text:span text:style-name="T7">08/</text:span><text:span text:style-name="T2">2020-Today</text:span></text:p>
      <text:p text:style-name="P19">Epic – Madison, WI</text:p>
      <text:list xml:id="list1650332132" text:style-name="WW8Num2">
        <text:list-item>
          <text:p text:style-name="P21">Maintain Kubernetes clusters </text:p>
        </text:list-item>
        <text:list-item>
          <text:p text:style-name="P21">Help developers with their automation projects</text:p>
        </text:list-item>
        <text:list-item>
          <text:p text:style-name="P21">Maintain infrastructure required to develop and deploy applications on Kubernetes (artifactory, gitlab CI/CD)</text:p>
        </text:list-item>
        <text:list-item>
          <text:p text:style-name="P21">Collect metrics and logs exported from Kubernetes and export them to Splunk for monitoring and alerting purposes</text:p>
        </text:list-item>
      </text:list>
      <text:p text:style-name="P2"/>
      <text:p text:style-name="P7"><text:span text:style-name="T5">DevOps Engineer (10 months)</text:span><text:tab/><text:span text:style-name="T7">05/</text:span><text:span text:style-name="T2">2019-03/2020</text:span></text:p>
      <text:p text:style-name="P20">Bell Canada – Montreal, Qc</text:p>
      <text:list xml:id="list184538562127627" text:continue-numbering="true" text:style-name="WW8Num2">
        <text:list-item>
          <text:p text:style-name="P15">Delivered a pipeline for a monolithic Django web application using Gitlab CI, Ansible rols and systemd services</text:p>
        </text:list-item>
        <text:list-item>
          <text:p text:style-name="P15">Delivered a pipeline and helped to migrate the Django monolith to a microservices architecture, using Golang, Gitlab CI, docker swarm and Ansible roles</text:p>
        </text:list-item>
        <text:list-item>
          <text:p text:style-name="P15">Performed production shutdown maintenance</text:p>
        </text:list-item>
        <text:list-item>
          <text:p text:style-name="P15">Configured alpine containers for production</text:p>
        </text:list-item>
      </text:list>
      <text:p text:style-name="P10"/>
      <text:p text:style-name="P7"><text:span text:style-name="T5">Security Analyst (12 months)</text:span><text:tab/><text:span text:style-name="T2">05/2018-05/2019</text:span></text:p>
      <text:p text:style-name="P20">Bell Canada – Montreal, Qc</text:p>
      <text:list xml:id="list184538451129228" text:continue-numbering="true" text:style-name="WW8Num2">
        <text:list-item>
          <text:p text:style-name="P15">Performed analysis and escalation of security threats in collaboration with Senior Security Analysts</text:p>
        </text:list-item>
        <text:list-item>
          <text:p text:style-name="P15">Participated in high-impact cybersecurity incident response and wrote report for management</text:p>
        </text:list-item>
        <text:list-item>
          <text:p text:style-name="P15">Helped improve our “Use Cases” by providing feedback to Threat Hunters</text:p>
        </text:list-item>
        <text:list-item>
          <text:p text:style-name="P15"><text:soft-page-break/>Used Arcsight SIEM along with other hacker tools during investigations (Nmap, traceroute, OpenSSL, Wireshark, F5 WAF, vendor dashboards, Radware, Arbor, etc)</text:p>
          <text:p text:style-name="P15"/>
        </text:list-item>
      </text:list>
      <text:p text:style-name="P7"><text:span text:style-name="T5">Teaching Assistant (1 semester)</text:span><text:tab/><text:span text:style-name="T2">01/2018-04/2018</text:span></text:p>
      <text:p text:style-name="P8"><text:span text:style-name="T6">University of Montreal</text:span><text:span text:style-name="T5"> – Montreal, Qc</text:span></text:p>
      <text:list xml:id="list184538367000476" text:continue-numbering="true" text:style-name="WW8Num2">
        <text:list-item>
          <text:p text:style-name="P16">Prepared weekly cybersecurity labs for graduate and undergraduate students</text:p>
        </text:list-item>
        <text:list-item>
          <text:p text:style-name="P16">Gave two lectures on symmetric/assymetric cryptography</text:p>
        </text:list-item>
        <text:list-item>
          <text:p text:style-name="P16">Demonstrated and explained popular security tools</text:p>
        </text:list-item>
        <text:list-item>
          <text:p text:style-name="P16">Created and corrected two homeworks for the students, the second being a full exploit of a Vulnhub VM:</text:p>
          <text:list>
            <text:list-item>
              <text:p text:style-name="P16">Fingerprinting</text:p>
            </text:list-item>
            <text:list-item>
              <text:p text:style-name="P16">RCE/reverse shell obtained from vulnerable PHP web app</text:p>
            </text:list-item>
            <text:list-item>
              <text:p text:style-name="P16">Linux privilege escalation</text:p>
            </text:list-item>
          </text:list>
        </text:list-item>
        <text:list-item>
          <text:p text:style-name="P24"><text:span text:style-name="T3">F</text:span><text:span text:style-name="T1">ormulated and corrected some exam questions</text:span></text:p>
        </text:list-item>
      </text:list>
      <text:p text:style-name="Standard"/>
      <text:h text:style-name="Heading_20_1" text:outline-level="1">Education</text:h>
      <text:p text:style-name="Standard"/>
      <text:p text:style-name="P8"><text:span text:style-name="T6">University of Montreal</text:span><text:tab/><text:span text:style-name="T8">April </text:span><text:span text:style-name="T3">2018</text:span></text:p>
      <text:list xml:id="list2173245636" text:style-name="WW8Num5">
        <text:list-item>
          <text:p text:style-name="P26">B.A. in <text:span text:style-name="T3">Computer Science &amp; Mathematics</text:span></text:p>
        </text:list-item>
        <text:list-item>
          <text:p text:style-name="P17">GPA of 3.1 out of 4.3</text:p>
        </text:list-item>
        <text:list-item>
          <text:p text:style-name="P17">Co-founded a cybersecurity club and received funding from the University to participate in regional CTF’s</text:p>
        </text:list-item>
      </text:list>
      <text:p text:style-name="P6"/>
      <text:p text:style-name="P8"><text:span text:style-name="T6">University of Quebec in Abitibi-Temiscamingue</text:span><text:tab/><text:span text:style-name="T8">April </text:span><text:span text:style-name="T3">2015</text:span></text:p>
      <text:list xml:id="list184537051542839" text:continue-numbering="true" text:style-name="WW8Num5">
        <text:list-item>
          <text:p text:style-name="P27">B.A. in <text:span text:style-name="T3">Accounting</text:span></text:p>
        </text:list-item>
        <text:list-item>
          <text:p text:style-name="P17">GPA of 3.7 out of 4.3</text:p>
        </text:list-item>
        <text:list-item>
          <text:p text:style-name="P17">4 excellence scholarships and 2 involvement scholarships</text:p>
        </text:list-item>
      </text:list>
      <text:p text:style-name="P6"/>
      <text:h text:style-name="P13" text:outline-level="1">Certifications</text:h>
      <text:p text:style-name="P28"/>
      <text:p text:style-name="P8"><text:span text:style-name="T6">LFCS: Linux Foundation Certified Systems Administrator<text:tab/></text:span><text:tab/></text:p>
      <text:list xml:id="list184536788304561" text:continue-numbering="true" text:style-name="WW8Num5">
        <text:list-item>
          <text:p text:style-name="P17">Linux Foundation</text:p>
        </text:list-item>
        <text:list-item>
          <text:p text:style-name="P17">Issued November 2019 – Expires November 2020</text:p>
        </text:list-item>
        <text:list-item>
          <text:p text:style-name="P17">https://www.youracclaim.com/badges/91b31815-ba46-471c-8771-3ddae89d0bf6/linked_in_profile</text:p>
        </text:list-item>
      </text:list>
      <text:p text:style-name="P28"/>
      <text:p text:style-name="P8"><text:span text:style-name="T6">Docker Certified Associate</text:span><text:tab/></text:p>
      <text:list xml:id="list184537322558491" text:continue-numbering="true" text:style-name="WW8Num5">
        <text:list-item>
          <text:p text:style-name="P17">Docker Inc.</text:p>
        </text:list-item>
        <text:list-item>
          <text:p text:style-name="P17">Issued November 2019 – Expires November 2020</text:p>
        </text:list-item>
        <text:list-item>
          <text:p text:style-name="P25"><text:span text:style-name="T1">https://credentials.docker.com/bc30fb8a-d836-40ae-9cca-</text:span><text:span text:style-name="T4">7</text:span><text:span text:style-name="T1">eb644216151#gs.fwb3q0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family-generic-asian="roman" style:font-pitch-asian="variable" style:font-size-asian="14pt" style:font-name-complex="DejaVu Sans" style:font-family-complex="'DejaVu Sans'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Name" style:family="paragraph" style:parent-style-name="Standard">
      <style:paragraph-properties fo:margin-left="-0.25in" fo:margin-right="0in" fo:text-indent="0in" style:auto-text-indent="false"/>
      <style:text-properties fo:font-variant="small-caps" fo:font-size="20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fo:language="none" fo:country="none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ヒラギノ角ゴ Pro W3'" style:font-name-asian="OpenSymbol" style:font-family-asian="OpenSymbol, 'ヒラギノ角ゴ Pro W3'" style:font-name-complex="OpenSymbol" style:font-family-complex="OpenSymbol, 'ヒラギノ角ゴ Pro W3'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9374in" fo:margin-bottom="0.5in" fo:margin-left="1.25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74in" fo:margin-left="0in" fo:margin-right="0in" fo:margin-top="0.1484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ant Resume Templates:  Career Change Resum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Instant Resume Template.</dc:description>
    <meta:initial-creator>Savetz Publishing, Inc.</meta:initial-creator>
    <meta:creation-date>2012-07-23T17:22:00</meta:creation-date>
    <dc:date>2020-09-11T18:43:06.797954374</dc:date>
    <meta:editing-cycles>12</meta:editing-cycles>
    <meta:editing-duration>PT36M54S</meta:editing-duration>
    <meta:generator>LibreOffice/7.0.1.2$Linux_X86_64 LibreOffice_project/00$Build-2</meta:generator>
    <meta:document-statistic meta:table-count="2" meta:image-count="0" meta:object-count="0" meta:page-count="2" meta:paragraph-count="68" meta:word-count="420" meta:character-count="2920" meta:non-whitespace-character-count="2602"/>
    <meta:user-defined meta:name="Copyright">(c) 2010 Vertex42 LLC</meta:user-defined>
  </office:meta>
</office:document-meta>
</file>